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EZ CCARHUACHIN, JUAN CARL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80811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467906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VAREZ CCARHUACHIN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808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UCCAPUMA CONDORI, PERC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3269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43911373</text:p>
          </table:table-cell>
          <table:table-cell table:style-name="Tabla2.A2" office:value-type="string">
            <text:p text:style-name="P7">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18:52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